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01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7.42mm"/>
    </style:style>
    <style:style style:name="co5" style:family="table-column">
      <style:table-column-properties fo:break-before="auto" style:column-width="50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10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eee8aa"/>
    </style:style>
    <style:style style:name="ce45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ANDER LUIS ESCOLANO MONDRAGÓ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6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  <table:table-cell table:style-name="ce45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 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 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75" calcext:value-type="float">
            <text:p>0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.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ET / productos / :id</text:p>
          </table:table-cell>
          <table:table-cell table:style-name="ce32" office:value-type="float" office:value="0.5" calcext:value-type="float">
            <text:p>0,50</text:p>
          </table:table-cell>
          <table:table-cell table:style-name="ce32" office:value-type="float" office:value="0.25" calcext:value-type="float">
            <text:p>0,25</text:p>
          </table:table-cell>
          <table:table-cell table:style-name="ce40" office:value-type="string" calcext:value-type="string">
            <text:p>Al poner un id que no existe, devuelve un codigo 200 y un array vacío. Debe devolver un error “Producto no encontrado” codigo 4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OST / productos</text:p>
          </table:table-cell>
          <table:table-cell table:style-name="ce32" office:value-type="float" office:value="0.5" calcext:value-type="float">
            <text:p>0,50</text:p>
          </table:table-cell>
          <table:table-cell table:style-name="ce32" office:value-type="float" office:value="0.25" calcext:value-type="float">
            <text:p>0,25</text:p>
          </table:table-cell>
          <table:table-cell table:style-name="ce40" office:value-type="string" calcext:value-type="string">
            <text:p>Error al insertar un producto con comentarios. La práctica especifica que en la petición se enviarán los datos básicos del producto (todos menos el id y el array de comentarios).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Al modificar un id que no existe, devuelve un codigo 200 y un array vacío. Debe devolver un error “Error modificando el producto” codigo 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Al borrar un id que no existe, devuelve codigo 200 y array vacío. Debe devolver un codigo 400 y mensaje error “Error eliminando el producto”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Al borrar un comentario que no existe, devuelve codigo 200. Debe devolver un error 400 y mensaje de error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2.25" calcext:value-type="float">
            <text:p>2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7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7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table:style-name="ce40" office:value-type="string" calcext:value-type="string">
            <text:p>No hay un ejemplo de producto para probar el servic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table:style-name="ce40" office:value-type="string" calcext:value-type="string">
            <text:p>No hay un ejemplo de producto para probar el servic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1.25" calcext:value-type="float">
            <text:p>1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7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8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)" office:value-type="float" office:value="8.25" calcext:value-type="float">
            <text:p>8,25</text:p>
          </table:table-cell>
          <table:table-cell table:style-name="ce15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9">00/00/0000</text:date>, <text:time style:data-style-name="N2" text:time-value="11:37:46.5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19T11:55:29.963000000</dc:date>
    <meta:editing-duration>PT2H27M45S</meta:editing-duration>
    <meta:editing-cycles>15</meta:editing-cycles>
    <meta:document-statistic meta:table-count="1" meta:cell-count="129" meta:object-count="0"/>
  </office:meta>
</office:document-meta>
</file>